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2A7845071D91B1CA4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a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1.254cm" svg:y="-1.623cm" svg:width="19.493cm" svg:height="26.471cm" draw:z-index="0"><draw:image xlink:href="Pictures/10000001000001F4000002A7845071D91B1CA4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3:25:00.147000000</meta:creation-date>
    <dc:date>2025-03-02T13:28:18.625000000</dc:date>
    <meta:editing-duration>PT3M17S</meta:editing-duration>
    <meta:editing-cycles>3</meta:editing-cycles>
    <meta:generator>LibreOffice/7.4.3.2$Windows_X86_64 LibreOffice_project/1048a8393ae2eeec98dff31b5c133c5f1d08b890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